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68b6" officeooo:paragraph-rsid="001868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i eu sou a gi </text:p>
      <text:p text:style-name="P1">gosto muito de dormir</text:p>
      <text:p text:style-name="P1">amo animai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3T10:37:25.360416451</meta:creation-date>
    <dc:date>2025-08-13T10:42:21.798946018</dc:date>
    <meta:editing-duration>PT4M56S</meta:editing-duration>
    <meta:editing-cycles>1</meta:editing-cycles>
    <meta:document-statistic meta:table-count="0" meta:image-count="0" meta:object-count="0" meta:page-count="1" meta:paragraph-count="3" meta:word-count="11" meta:character-count="47" meta:non-whitespace-character-count="38"/>
    <meta:generator>LibreOffice/24.2.7.2$Linux_X86_64 LibreOffice_project/420$Build-2</meta:generator>
  </office:meta>
</office:document-meta>
</file>